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9-09" calcext:value-type="date">
            <text:p>09/09/2025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0-06" calcext:value-type="date">
            <text:p>06/10/2025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2-09" calcext:value-type="date">
            <text:p>09/12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6-01-06" calcext:value-type="date">
            <text:p>06/01/2026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3" office:value-type="string" calcext:value-type="string">
            <text:p>Mens. 01/2026 (A.C.)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5" table:formula="of:=[.C8]-[.F8]" office:value-type="float" office:value="1150" calcext:value-type="float">
            <text:p>1.150,00</text:p>
          </table:table-cell>
          <table:table-cell table:style-name="ce47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8])" office:value-type="float" office:value="1150" calcext:value-type="float">
            <text:p>1.150,00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40.504539801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40.5089748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2-02T14:30:40.886826058</dc:date>
    <meta:print-date>2025-05-08T10:23:24.397000000</meta:print-date>
    <dc:language>pt-PT</dc:language>
    <meta:editing-cycles>692</meta:editing-cycles>
    <meta:editing-duration>PT21H8M43S</meta:editing-duration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